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gr1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8.377cm" svg:height="16.093cm" svg:x="14.649cm" svg:y="1.54cm"><text:p/></draw:rect><draw:rect text:anchor-type="paragraph" draw:z-index="1" draw:style-name="gr2" draw:text-style-name="P1" svg:width="18.377cm" svg:height="2.165cm" svg:x="14.649cm" svg:y="1.54cm"><text:p/></draw:rect><draw:rect text:anchor-type="paragraph" draw:z-index="2" draw:style-name="gr3" draw:text-style-name="P1" svg:width="3.393cm" svg:height="0.819cm" svg:x="28.455cm" svg:y="2.357cm"><text:p text:style-name="P1">Logout si connecté</text:p></draw:rect><draw:rect text:anchor-type="paragraph" draw:z-index="3" draw:style-name="gr3" draw:text-style-name="P1" svg:width="3.393cm" svg:height="0.819cm" svg:x="15.972cm" svg:y="2.26cm"><text:p text:style-name="P1">Accueil</text:p></draw:rect><draw:frame text:anchor-type="paragraph" draw:z-index="4" draw:style-name="gr4" svg:width="6.014cm" svg:height="2.165cm" svg:x="20.83cm" svg:y="1.54cm"><draw:text-box><text:p><text:tab/></text:p><text:p><text:tab/><text:tab/> <text:s text:c="3"/><text:span text:style-name="T1"><text:s text:c="6"/></text:span><text:span text:style-name="T1">TITRE</text:span></text:p><text:p><text:span text:style-name="T1"><text:tab/></text:span><text:span text:style-name="T1">Bonjour : pseudo (si connecté)</text:span></text:p></draw:text-box></draw:frame><draw:rect text:anchor-type="paragraph" draw:z-index="5" draw:style-name="gr5" draw:text-style-name="P1" svg:width="13.278cm" svg:height="1.034cm" svg:x="16.092cm" svg:y="4.498cm"><text:p/></draw:rect><draw:frame text:anchor-type="paragraph" draw:z-index="6" draw:style-name="gr6" svg:width="12.147cm" svg:height="0.976cm" svg:x="17.415cm" svg:y="3.93cm"><draw:text-box><text:p><text:tab/><text:tab/><text:tab/><text:tab/>Participez à la discussion</text:p></draw:text-box></draw:frame><draw:rect text:anchor-type="paragraph" draw:z-index="7" draw:style-name="gr3" draw:text-style-name="P1" svg:width="1.661cm" svg:height="0.65cm" svg:x="29.561cm" svg:y="4.763cm"><text:p text:style-name="P1">valider</text:p></draw:rect><draw:rect text:anchor-type="paragraph" draw:z-index="8" draw:style-name="gr7" draw:text-style-name="P2" svg:width="16.357cm" svg:height="8.591cm" svg:x="15.73cm" svg:y="6.565cm"><text:p/></draw:rect><draw:rect text:anchor-type="paragraph" draw:z-index="9" draw:style-name="gr5" draw:text-style-name="P1" svg:width="15.876cm" svg:height="7.914cm" svg:x="15.972cm" svg:y="6.879cm"><text:p/></draw:rect><draw:rect text:anchor-type="paragraph" draw:z-index="10" draw:style-name="gr1" draw:text-style-name="P1" svg:width="14.962cm" svg:height="0.987cm" svg:x="16.404cm" svg:y="7.359cm"><text:p/></draw:rect><draw:frame text:anchor-type="paragraph" draw:z-index="11" draw:style-name="gr6" svg:width="3.128cm" svg:height="0.976cm" svg:x="17.078cm" svg:y="7.745cm"><draw:text-box><text:p>Auteur : pseudo</text:p></draw:text-box></draw:frame><draw:frame text:anchor-type="paragraph" draw:z-index="12" draw:style-name="gr8" draw:text-style-name="P3" svg:width="3.248cm" svg:height="0.489cm" svg:x="27.949cm" svg:y="7.648cm"><draw:text-box><text:p><text:span text:style-name="T2">Date : d/m/Y h:i</text:span></text:p></draw:text-box></draw:frame><draw:frame text:anchor-type="paragraph" draw:z-index="13" draw:style-name="gr9" svg:width="3.44cm" svg:height="0.53cm" svg:x="21.96cm" svg:y="8.682cm"><draw:text-box><text:p>Messge : </text:p></draw:text-box></draw:frame><draw:frame text:anchor-type="paragraph" draw:z-index="14" draw:style-name="gr10" svg:width="15.611cm" svg:height="1.636cm" svg:x="16.237cm" svg:y="9.26cm"><draw:text-box><text:p><text:tab/><text:tab/><text:tab/><text:tab/><text:tab/>Contenu du message</text:p></draw:text-box></draw:frame><draw:rect text:anchor-type="paragraph" draw:z-index="15" draw:style-name="gr5" draw:text-style-name="P1" svg:width="11.572cm" svg:height="4.282cm" svg:x="18.232cm" svg:y="10.126cm"><text:p/></draw:rect><draw:frame text:anchor-type="paragraph" draw:z-index="16" draw:style-name="gr11" svg:width="4.523cm" svg:height="0.555cm" svg:x="21.167cm" svg:y="10.342cm"><draw:text-box><text:p>Commentaires</text:p></draw:text-box></draw:frame><draw:rect text:anchor-type="paragraph" draw:z-index="17" draw:style-name="gr5" draw:text-style-name="P1" svg:width="10.125cm" svg:height="2.959cm" svg:x="18.955cm" svg:y="11.16cm"><text:p/></draw:rect><draw:rect text:anchor-type="paragraph" draw:z-index="18" draw:style-name="gr1" draw:text-style-name="P1" svg:width="9.406cm" svg:height="0.892cm" svg:x="19.315cm" svg:y="11.4cm"><text:p/></draw:rect><draw:frame text:anchor-type="paragraph" draw:z-index="19" draw:style-name="gr6" svg:width="2.984cm" svg:height="0.976cm" svg:x="19.724cm" svg:y="11.617cm"><draw:text-box><text:p>Auteur : pseudo</text:p></draw:text-box></draw:frame><draw:frame text:anchor-type="paragraph" draw:z-index="20" draw:style-name="gr12" svg:width="2.888cm" svg:height="0.553cm" svg:x="25.64cm" svg:y="11.569cm"><draw:text-box><text:p>Date:d/m/Y H:i</text:p></draw:text-box></draw:frame><draw:frame text:anchor-type="paragraph" draw:z-index="21" draw:style-name="gr13" svg:width="2.719cm" svg:height="0.489cm" svg:x="22.273cm" svg:y="12.411cm"><draw:text-box><text:p>Contenu :</text:p></draw:text-box></draw:frame><draw:frame text:anchor-type="paragraph" draw:z-index="22" draw:style-name="gr14" svg:width="8.034cm" svg:height="0.675cm" svg:x="20.061cm" svg:y="13.107cm"><draw:text-box><text:p>Contenu du commentair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3-27T11:54:37.03</meta:creation-date>
    <meta:document-statistic meta:table-count="0" meta:image-count="0" meta:object-count="0" meta:page-count="1" meta:paragraph-count="0" meta:word-count="0" meta:character-count="0"/>
    <dc:date>2020-03-27T12:33:53.25</dc:date>
    <dc:creator>gregory pace</dc:creator>
    <meta:editing-duration>PT23M35S</meta:editing-duration>
    <meta:editing-cycles>1</meta:editing-cycles>
    <meta:generator>OpenOffice/4.1.7$Win32 OpenOffice.org_project/417m1$Build-9800</meta:generator>
  </office:meta>
</office:document-meta>
</file>